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fr" fo:country="FR" fo:font-weight="normal" officeooo:rsid="00039415" officeooo:paragraph-rsid="001f3336" style:font-size-asian="12pt" style:font-weight-asian="normal" style:font-size-complex="12pt" style:font-weight-complex="normal"/>
    </style:style>
    <style:style style:name="P2" style:family="paragraph" style:parent-style-name="Standard">
      <style:text-properties fo:font-size="12pt" fo:language="fr" fo:country="FR" fo:font-weight="normal" officeooo:rsid="0009294c" officeooo:paragraph-rsid="001f3336" style:font-size-asian="12pt" style:font-weight-asian="normal" style:font-size-complex="12pt" style:font-weight-complex="normal"/>
    </style:style>
    <style:style style:name="P3" style:family="paragraph" style:parent-style-name="Standard">
      <style:text-properties fo:font-size="12pt" fo:language="fr" fo:country="FR" fo:font-weight="normal" officeooo:paragraph-rsid="001f3336" style:font-size-asian="12pt" style:font-weight-asian="normal" style:font-size-complex="12pt" style:font-weight-complex="normal"/>
    </style:style>
    <style:style style:name="P4" style:family="paragraph" style:parent-style-name="Standard">
      <style:text-properties fo:font-size="12pt" fo:language="fr" fo:country="FR" officeooo:rsid="0002e28e" officeooo:paragraph-rsid="001f3336" style:font-size-asian="12pt" style:font-size-complex="12pt"/>
    </style:style>
    <style:style style:name="P5" style:family="paragraph" style:parent-style-name="Standard">
      <style:text-properties fo:font-size="12pt" fo:language="fr" fo:country="FR" officeooo:rsid="00039415" officeooo:paragraph-rsid="001f3336" style:font-size-asian="12pt" style:font-size-complex="12pt"/>
    </style:style>
    <style:style style:name="P6" style:family="paragraph" style:parent-style-name="Standard">
      <style:text-properties fo:font-size="12pt" fo:language="fr" fo:country="FR" fo:font-weight="bold" officeooo:rsid="000e95bd" officeooo:paragraph-rsid="001f3336" style:font-size-asian="12pt" style:font-weight-asian="bold" style:font-size-complex="12pt" style:font-weight-complex="bold"/>
    </style:style>
    <style:style style:name="P7" style:family="paragraph" style:parent-style-name="Standard">
      <style:text-properties fo:font-size="12pt" fo:language="fr" fo:country="FR" fo:font-weight="bold" officeooo:rsid="000b5393" officeooo:paragraph-rsid="001f3336" style:font-size-asian="12pt" style:font-weight-asian="bold" style:font-size-complex="12pt" style:font-weight-complex="bold"/>
    </style:style>
    <style:style style:name="P8" style:family="paragraph" style:parent-style-name="Standard">
      <style:text-properties fo:font-size="12pt" officeooo:rsid="00122d38" officeooo:paragraph-rsid="001f3336" style:font-size-asian="12pt" style:font-size-complex="12pt"/>
    </style:style>
    <style:style style:name="P9" style:family="paragraph" style:parent-style-name="Standard">
      <style:text-properties fo:font-size="12pt" fo:language="en" fo:country="GB" officeooo:rsid="000e95bd" officeooo:paragraph-rsid="001f3336" style:font-size-asian="12pt" style:font-size-complex="12pt"/>
    </style:style>
    <style:style style:name="P10" style:family="paragraph" style:parent-style-name="Standard">
      <style:text-properties fo:font-size="12pt" fo:language="en" fo:country="GB" officeooo:paragraph-rsid="0021086c" style:font-size-asian="12pt" style:font-size-complex="12pt"/>
    </style:style>
    <style:style style:name="P11" style:family="paragraph" style:parent-style-name="Standard">
      <style:text-properties fo:font-size="12pt" fo:language="en" fo:country="GB" fo:font-weight="normal" officeooo:rsid="001f3e14" officeooo:paragraph-rsid="001f3e14" style:font-size-asian="12pt" style:font-weight-asian="normal" style:font-size-complex="12pt" style:font-weight-complex="normal"/>
    </style:style>
    <style:style style:name="P12" style:family="paragraph" style:parent-style-name="Standard">
      <style:text-properties fo:font-size="12pt" fo:language="en" fo:country="GB" fo:font-weight="normal" officeooo:rsid="0021086c" officeooo:paragraph-rsid="0021086c" style:font-size-asian="12pt" style:font-weight-asian="normal" style:font-size-complex="12pt" style:font-weight-complex="normal"/>
    </style:style>
    <style:style style:name="P13" style:family="paragraph" style:parent-style-name="Standard">
      <style:text-properties fo:font-size="12pt" fo:language="en" fo:country="GB" fo:font-weight="bold" officeooo:rsid="0021086c" officeooo:paragraph-rsid="0021086c" style:font-size-asian="12pt" style:font-weight-asian="bold" style:font-size-complex="12pt" style:font-weight-complex="bold"/>
    </style:style>
    <style:style style:name="P14" style:family="paragraph" style:parent-style-name="Standard">
      <style:text-properties fo:font-weight="bold" officeooo:rsid="000b5393" officeooo:paragraph-rsid="001f3336" style:font-weight-asian="bold" style:font-weight-complex="bold"/>
    </style:style>
    <style:style style:name="P15" style:family="paragraph" style:parent-style-name="Standard">
      <style:text-properties officeooo:rsid="0002e28e" officeooo:paragraph-rsid="001f3336"/>
    </style:style>
    <style:style style:name="P16" style:family="paragraph" style:parent-style-name="Standard">
      <style:text-properties fo:language="en" fo:country="GB" officeooo:paragraph-rsid="001f3336"/>
    </style:style>
    <style:style style:name="P17" style:family="paragraph" style:parent-style-name="Standard" style:list-style-name="WW8Num1">
      <style:text-properties fo:font-size="12pt" officeooo:paragraph-rsid="001f3336" style:font-size-asian="12pt" style:font-size-complex="12pt"/>
    </style:style>
    <style:style style:name="P18" style:family="paragraph" style:parent-style-name="Standard" style:list-style-name="WW8Num1">
      <style:text-properties fo:font-size="12pt" officeooo:paragraph-rsid="00253310" style:font-size-asian="12pt" style:font-size-complex="12pt"/>
    </style:style>
    <style:style style:name="P19" style:family="paragraph" style:parent-style-name="Standard" style:list-style-name="WW8Num2">
      <style:text-properties fo:font-size="12pt" officeooo:paragraph-rsid="001f3336" style:font-size-asian="12pt" style:font-size-complex="12pt"/>
    </style:style>
    <style:style style:name="P20" style:family="paragraph" style:parent-style-name="Standard" style:list-style-name="WW8Num2">
      <style:text-properties fo:font-size="12pt" officeooo:paragraph-rsid="00253310" style:font-size-asian="12pt" style:font-size-complex="12pt"/>
    </style:style>
    <style:style style:name="P21" style:family="paragraph" style:parent-style-name="Standard" style:list-style-name="WW8Num3">
      <style:text-properties fo:font-size="12pt" officeooo:paragraph-rsid="001f3336" style:font-size-asian="12pt" style:font-size-complex="12pt"/>
    </style:style>
    <style:style style:name="P22" style:family="paragraph" style:parent-style-name="Standard" style:list-style-name="WW8Num3">
      <style:text-properties fo:font-size="12pt" officeooo:paragraph-rsid="00253310" style:font-size-asian="12pt" style:font-size-complex="12pt"/>
    </style:style>
    <style:style style:name="P23" style:family="paragraph" style:parent-style-name="Standard" style:list-style-name="WW8Num4">
      <style:text-properties fo:font-size="12pt" officeooo:paragraph-rsid="001f3336" style:font-size-asian="12pt" style:font-size-complex="12pt"/>
    </style:style>
    <style:style style:name="P24" style:family="paragraph" style:parent-style-name="Standard" style:list-style-name="WW8Num4">
      <style:text-properties fo:font-size="12pt" officeooo:paragraph-rsid="00253310" style:font-size-asian="12pt" style:font-size-complex="12pt"/>
    </style:style>
    <style:style style:name="P25" style:family="paragraph" style:parent-style-name="Standard" style:list-style-name="WW8Num5">
      <style:text-properties fo:font-size="12pt" officeooo:paragraph-rsid="001f3336" style:font-size-asian="12pt" style:font-size-complex="12pt"/>
    </style:style>
    <style:style style:name="P26" style:family="paragraph" style:parent-style-name="Standard" style:list-style-name="WW8Num5">
      <style:text-properties fo:font-size="12pt" officeooo:paragraph-rsid="00253310" style:font-size-asian="12pt" style:font-size-complex="12pt"/>
    </style:style>
    <style:style style:name="P27" style:family="paragraph" style:parent-style-name="Standard" style:list-style-name="WW8Num5">
      <style:text-properties fo:font-size="12pt" officeooo:rsid="00140677" officeooo:paragraph-rsid="001f3336" style:font-size-asian="12pt" style:font-size-complex="12pt"/>
    </style:style>
    <style:style style:name="P28" style:family="paragraph" style:parent-style-name="Standard" style:list-style-name="WW8Num5">
      <style:text-properties fo:font-size="12pt" officeooo:rsid="00140677" officeooo:paragraph-rsid="00253310" style:font-size-asian="12pt" style:font-size-complex="12pt"/>
    </style:style>
    <style:style style:name="P29" style:family="paragraph" style:parent-style-name="Standard">
      <style:text-properties fo:font-size="12pt" officeooo:rsid="00140677" officeooo:paragraph-rsid="001f3336" style:font-size-asian="12pt" style:font-size-complex="12pt"/>
    </style:style>
    <style:style style:name="P30" style:family="paragraph" style:parent-style-name="Standard" style:list-style-name="WW8Num5">
      <style:text-properties fo:font-size="12pt" fo:language="fr" fo:country="FR" officeooo:paragraph-rsid="001f3336" style:font-size-asian="12pt" style:font-size-complex="12pt"/>
    </style:style>
    <style:style style:name="P31" style:family="paragraph" style:parent-style-name="Standard" style:list-style-name="WW8Num5">
      <style:text-properties fo:font-size="12pt" fo:language="fr" fo:country="FR" officeooo:paragraph-rsid="00253310" style:font-size-asian="12pt" style:font-size-complex="12pt"/>
    </style:style>
    <style:style style:name="P32" style:family="paragraph" style:parent-style-name="Standard" style:list-style-name="WW8Num5">
      <style:text-properties fo:font-size="12pt" fo:language="fr" fo:country="FR" officeooo:rsid="00140677" officeooo:paragraph-rsid="001f3336" style:font-size-asian="12pt" style:font-size-complex="12pt"/>
    </style:style>
    <style:style style:name="P33" style:family="paragraph" style:parent-style-name="Standard">
      <style:text-properties fo:font-size="12pt" fo:language="fr" fo:country="FR" officeooo:paragraph-rsid="00253310" style:font-size-asian="12pt" style:font-size-complex="12pt"/>
    </style:style>
    <style:style style:name="P34" style:family="paragraph" style:parent-style-name="Standard">
      <style:text-properties fo:font-size="12pt" fo:language="en" fo:country="GB" officeooo:paragraph-rsid="001f3336" style:font-size-asian="12pt" style:font-size-complex="12pt"/>
    </style:style>
    <style:style style:name="P35" style:family="paragraph" style:parent-style-name="Standard">
      <style:text-properties fo:font-size="12pt" fo:language="en" fo:country="GB" officeooo:paragraph-rsid="00253310" style:font-size-asian="12pt" style:font-size-complex="12pt"/>
    </style:style>
    <style:style style:name="P36" style:family="paragraph" style:parent-style-name="Standard" style:list-style-name="WW8Num5">
      <style:text-properties fo:font-size="12pt" fo:language="en" fo:country="GB" officeooo:rsid="00140677" officeooo:paragraph-rsid="00253310" style:font-size-asian="12pt" style:font-size-complex="12pt"/>
    </style:style>
    <style:style style:name="P37" style:family="paragraph" style:parent-style-name="Standard">
      <style:text-properties fo:font-size="12pt" fo:language="en" fo:country="GB" officeooo:rsid="00253310" officeooo:paragraph-rsid="001f3336" style:font-size-asian="12pt" style:font-size-complex="12pt"/>
    </style:style>
    <style:style style:name="P38" style:family="paragraph" style:parent-style-name="Standard">
      <style:text-properties fo:font-size="12pt" fo:language="en" fo:country="GB" officeooo:rsid="00253310" officeooo:paragraph-rsid="00253310" style:font-size-asian="12pt" style:font-size-complex="12pt"/>
    </style:style>
    <style:style style:name="P39" style:family="paragraph" style:parent-style-name="Standard">
      <style:text-properties fo:font-size="12pt" fo:language="en" fo:country="GB" officeooo:rsid="00253310" officeooo:paragraph-rsid="002cf922" style:font-size-asian="12pt" style:font-size-complex="12pt"/>
    </style:style>
    <style:style style:name="P40" style:family="paragraph" style:parent-style-name="Standard">
      <style:text-properties fo:font-size="12pt" fo:language="en" fo:country="GB" officeooo:rsid="00253310" officeooo:paragraph-rsid="002e0b21" style:font-size-asian="12pt" style:font-size-complex="12pt"/>
    </style:style>
    <style:style style:name="P41" style:family="paragraph" style:parent-style-name="Standard">
      <style:text-properties fo:font-size="12pt" fo:language="en" fo:country="GB" officeooo:rsid="00253310" officeooo:paragraph-rsid="002fe4b9" style:font-size-asian="12pt" style:font-size-complex="12pt"/>
    </style:style>
    <style:style style:name="P42" style:family="paragraph" style:parent-style-name="Standard">
      <style:text-properties fo:font-size="12pt" fo:language="en" fo:country="GB" officeooo:rsid="00253310" officeooo:paragraph-rsid="0034c3c7" style:font-size-asian="12pt" style:font-size-complex="12pt"/>
    </style:style>
    <style:style style:name="P43" style:family="paragraph" style:parent-style-name="Standard">
      <style:text-properties fo:font-size="12pt" fo:language="en" fo:country="GB" officeooo:rsid="00253310" officeooo:paragraph-rsid="0034ede2" style:font-size-asian="12pt" style:font-size-complex="12pt"/>
    </style:style>
    <style:style style:name="P44" style:family="paragraph" style:parent-style-name="Standard">
      <style:text-properties fo:font-size="12pt" fo:language="en" fo:country="GB" officeooo:rsid="00253310" officeooo:paragraph-rsid="0037aa5d" style:font-size-asian="12pt" style:font-size-complex="12pt"/>
    </style:style>
    <style:style style:name="P45" style:family="paragraph" style:parent-style-name="Standard">
      <style:text-properties fo:font-size="12pt" fo:language="en" fo:country="GB" officeooo:rsid="002e0b21" officeooo:paragraph-rsid="002e0b21" style:font-size-asian="12pt" style:font-size-complex="12pt"/>
    </style:style>
    <style:style style:name="P46" style:family="paragraph" style:parent-style-name="Standard">
      <style:text-properties fo:font-size="12pt" fo:language="en" fo:country="GB" officeooo:rsid="002e0b21" officeooo:paragraph-rsid="002f601d" style:font-size-asian="12pt" style:font-size-complex="12pt"/>
    </style:style>
    <style:style style:name="P47" style:family="paragraph" style:parent-style-name="Standard">
      <style:text-properties fo:font-size="12pt" fo:language="en" fo:country="GB" officeooo:rsid="003103ac" officeooo:paragraph-rsid="003103ac" style:font-size-asian="12pt" style:font-size-complex="12pt"/>
    </style:style>
    <style:style style:name="P48" style:family="paragraph" style:parent-style-name="Standard">
      <style:text-properties fo:font-size="12pt" fo:language="en" fo:country="GB" officeooo:rsid="003103ac" officeooo:paragraph-rsid="00315654" style:font-size-asian="12pt" style:font-size-complex="12pt"/>
    </style:style>
    <style:style style:name="P49" style:family="paragraph" style:parent-style-name="Standard">
      <style:text-properties fo:font-size="12pt" fo:language="en" fo:country="GB" officeooo:rsid="003103ac" officeooo:paragraph-rsid="0032faf7" style:font-size-asian="12pt" style:font-size-complex="12pt"/>
    </style:style>
    <style:style style:name="P50" style:family="paragraph" style:parent-style-name="Standard">
      <style:text-properties fo:font-size="12pt" fo:language="en" fo:country="GB" officeooo:rsid="003103ac" officeooo:paragraph-rsid="0037aa5d" style:font-size-asian="12pt" style:font-size-complex="12pt"/>
    </style:style>
    <style:style style:name="P51" style:family="paragraph" style:parent-style-name="Standard">
      <style:text-properties fo:font-size="12pt" fo:language="en" fo:country="GB" officeooo:rsid="0034c3c7" officeooo:paragraph-rsid="0034c3c7" style:font-size-asian="12pt" style:font-size-complex="12pt"/>
    </style:style>
    <style:style style:name="P52" style:family="paragraph" style:parent-style-name="Standard">
      <style:text-properties fo:font-size="12pt" fo:language="en" fo:country="GB" officeooo:rsid="0034c3c7" officeooo:paragraph-rsid="0034ede2" style:font-size-asian="12pt" style:font-size-complex="12pt"/>
    </style:style>
    <style:style style:name="P53" style:family="paragraph" style:parent-style-name="Standard">
      <style:text-properties fo:font-size="12pt" fo:language="en" fo:country="GB" officeooo:rsid="0034c3c7" officeooo:paragraph-rsid="0037aa5d" style:font-size-asian="12pt" style:font-size-complex="12pt"/>
    </style:style>
    <style:style style:name="P54" style:family="paragraph" style:parent-style-name="Standard">
      <style:text-properties fo:font-size="12pt" fo:language="en" fo:country="GB" officeooo:paragraph-rsid="0037aa5d" style:font-size-asian="12pt" style:font-size-complex="12pt"/>
    </style:style>
    <style:style style:name="P55" style:family="paragraph" style:parent-style-name="Standard">
      <style:text-properties fo:font-size="12pt" fo:language="en" fo:country="GB" officeooo:rsid="0037aa5d" officeooo:paragraph-rsid="0037aa5d" style:font-size-asian="12pt" style:font-size-complex="12pt"/>
    </style:style>
    <style:style style:name="P56" style:family="paragraph" style:parent-style-name="Standard">
      <style:text-properties fo:font-size="12pt" fo:language="en" fo:country="GB" fo:font-weight="normal" officeooo:paragraph-rsid="001f3336" style:font-size-asian="12pt" style:font-weight-asian="normal" style:font-size-complex="12pt" style:font-weight-complex="normal"/>
    </style:style>
    <style:style style:name="P57" style:family="paragraph" style:parent-style-name="Standard">
      <style:text-properties fo:font-size="12pt" fo:language="en" fo:country="GB" fo:font-weight="normal" officeooo:rsid="0006b615" officeooo:paragraph-rsid="001f3336" style:font-size-asian="12pt" style:font-weight-asian="normal" style:font-size-complex="12pt" style:font-weight-complex="normal"/>
    </style:style>
    <style:style style:name="P58" style:family="paragraph" style:parent-style-name="Standard">
      <style:text-properties fo:font-size="12pt" fo:language="en" fo:country="GB" fo:font-weight="normal" officeooo:rsid="0009294c" officeooo:paragraph-rsid="001f3336" style:font-size-asian="12pt" style:font-weight-asian="normal" style:font-size-complex="12pt" style:font-weight-complex="normal"/>
    </style:style>
    <style:style style:name="P59" style:family="paragraph" style:parent-style-name="Standard">
      <style:text-properties fo:font-size="12pt" fo:language="en" fo:country="GB" fo:font-weight="normal" officeooo:rsid="00039415" officeooo:paragraph-rsid="001f3336" style:font-size-asian="12pt" style:font-weight-asian="normal" style:font-size-complex="12pt" style:font-weight-complex="normal"/>
    </style:style>
    <style:style style:name="P60" style:family="paragraph" style:parent-style-name="Standard">
      <style:text-properties fo:font-size="12pt" fo:language="en" fo:country="GB" fo:font-weight="normal" officeooo:rsid="00253310" officeooo:paragraph-rsid="0037aa5d" style:font-size-asian="12pt" style:font-weight-asian="normal" style:font-size-complex="12pt" style:font-weight-complex="normal"/>
    </style:style>
    <style:style style:name="P61" style:family="paragraph" style:parent-style-name="Standard">
      <style:text-properties fo:font-size="12pt" fo:language="en" fo:country="GB" fo:font-weight="normal" officeooo:rsid="0034c3c7" officeooo:paragraph-rsid="0037aa5d" style:font-size-asian="12pt" style:font-weight-asian="normal" style:font-size-complex="12pt" style:font-weight-complex="normal"/>
    </style:style>
    <style:style style:name="P62" style:family="paragraph" style:parent-style-name="Standard" style:list-style-name="WW8Num5">
      <style:text-properties officeooo:paragraph-rsid="001f3336"/>
    </style:style>
    <style:style style:name="P63" style:family="paragraph" style:parent-style-name="Standard" style:list-style-name="WW8Num5">
      <style:text-properties officeooo:paragraph-rsid="00253310"/>
    </style:style>
    <style:style style:name="P64" style:family="paragraph" style:parent-style-name="Standard">
      <style:text-properties fo:language="en" fo:country="GB" officeooo:paragraph-rsid="001f3336"/>
    </style:style>
    <style:style style:name="P65" style:family="paragraph" style:parent-style-name="Standard" style:master-page-name="Standard">
      <style:paragraph-properties style:page-number="auto" fo:break-before="page"/>
      <style:text-properties fo:font-size="12pt" fo:language="en" fo:country="GB" officeooo:paragraph-rsid="001f3336" style:font-size-asian="12pt" style:font-size-complex="12pt"/>
    </style:style>
    <style:style style:name="P66" style:family="paragraph" style:parent-style-name="Standard">
      <style:paragraph-properties fo:break-before="page"/>
      <style:text-properties fo:font-size="12pt" fo:language="en" fo:country="GB" officeooo:rsid="00253310" officeooo:paragraph-rsid="001f3336" style:font-size-asian="12pt" style:font-size-complex="12pt"/>
    </style:style>
    <style:style style:name="P67" style:family="paragraph" style:parent-style-name="Standard">
      <style:paragraph-properties fo:break-before="page"/>
      <style:text-properties fo:font-size="12pt" fo:language="en" fo:country="GB" officeooo:rsid="00253310" officeooo:paragraph-rsid="00253310" style:font-size-asian="12pt" style:font-size-complex="12pt"/>
    </style:style>
    <style:style style:name="P68" style:family="paragraph" style:parent-style-name="Standard">
      <style:paragraph-properties fo:break-before="page"/>
      <style:text-properties fo:font-size="12pt" fo:language="en" fo:country="GB" officeooo:rsid="00253310" officeooo:paragraph-rsid="0034c3c7" style:font-size-asian="12pt" style:font-size-complex="12pt"/>
    </style:style>
    <style:style style:name="P69" style:family="paragraph" style:parent-style-name="Standard">
      <style:paragraph-properties fo:break-before="page"/>
      <style:text-properties fo:font-size="12pt" fo:language="fr" fo:country="FR" officeooo:rsid="000eb792" officeooo:paragraph-rsid="0037aa5d" style:font-size-asian="12pt" style:font-size-complex="12pt"/>
    </style:style>
    <style:style style:name="T1" style:family="text">
      <style:text-properties officeooo:rsid="000c2c04"/>
    </style:style>
    <style:style style:name="T2" style:family="text">
      <style:text-properties fo:font-size="12pt" style:font-size-asian="12pt" style:font-size-complex="12pt"/>
    </style:style>
    <style:style style:name="T3" style:family="text">
      <style:text-properties fo:font-size="12pt" officeooo:rsid="000c2c04" style:font-size-asian="12pt" style:font-size-complex="12pt"/>
    </style:style>
    <style:style style:name="T4" style:family="text">
      <style:text-properties fo:font-size="12pt" officeooo:rsid="000cec46" style:font-size-asian="12pt" style:font-size-complex="12pt"/>
    </style:style>
    <style:style style:name="T5" style:family="text">
      <style:text-properties fo:font-size="12pt" officeooo:rsid="00253310"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f1095"/>
    </style:style>
    <style:style style:name="T8" style:family="text">
      <style:text-properties officeooo:rsid="000cec46"/>
    </style:style>
    <style:style style:name="T9" style:family="text">
      <style:text-properties fo:font-weight="bold" style:font-weight-asian="bold" style:font-weight-complex="bold"/>
    </style:style>
    <style:style style:name="T10" style:family="text">
      <style:text-properties fo:font-weight="bold" officeooo:rsid="00039415" style:font-weight-asian="bold" style:font-weight-complex="bold"/>
    </style:style>
    <style:style style:name="T11" style:family="text">
      <style:text-properties fo:font-weight="bold" officeooo:rsid="0004ff9d" style:font-weight-asian="bold" style:font-weight-complex="bold"/>
    </style:style>
    <style:style style:name="T12" style:family="text">
      <style:text-properties fo:font-weight="bold" officeooo:rsid="0006b615" style:font-weight-asian="bold" style:font-weight-complex="bold"/>
    </style:style>
    <style:style style:name="T13" style:family="text">
      <style:text-properties fo:font-weight="bold" officeooo:rsid="0009294c" style:font-weight-asian="bold" style:font-weight-complex="bold"/>
    </style:style>
    <style:style style:name="T14" style:family="text">
      <style:text-properties fo:font-weight="bold" officeooo:rsid="000b5393" style:font-weight-asian="bold" style:font-weight-complex="bold"/>
    </style:style>
    <style:style style:name="T15" style:family="text">
      <style:text-properties fo:font-weight="bold" officeooo:rsid="0021086c" style:font-weight-asian="bold" style:font-weight-complex="bold"/>
    </style:style>
    <style:style style:name="T16" style:family="text">
      <style:text-properties fo:font-weight="bold" officeooo:rsid="00227c09" style:font-weight-asian="bold" style:font-weight-complex="bold"/>
    </style:style>
    <style:style style:name="T17" style:family="text">
      <style:text-properties fo:font-weight="bold" officeooo:rsid="0023486f" style:font-weight-asian="bold" style:font-weight-complex="bold"/>
    </style:style>
    <style:style style:name="T18" style:family="text">
      <style:text-properties fo:font-weight="bold" officeooo:rsid="0026f8a3" style:font-weight-asian="bold" style:font-weight-complex="bold"/>
    </style:style>
    <style:style style:name="T19" style:family="text">
      <style:text-properties fo:font-weight="bold" officeooo:rsid="0028dda2" style:font-weight-asian="bold" style:font-weight-complex="bold"/>
    </style:style>
    <style:style style:name="T20" style:family="text">
      <style:text-properties fo:font-weight="bold" officeooo:rsid="002ae9b4" style:font-weight-asian="bold" style:font-weight-complex="bold"/>
    </style:style>
    <style:style style:name="T21" style:family="text">
      <style:text-properties fo:font-weight="bold" officeooo:rsid="002b6e44" style:font-weight-asian="bold" style:font-weight-complex="bold"/>
    </style:style>
    <style:style style:name="T22" style:family="text">
      <style:text-properties fo:font-weight="bold" officeooo:rsid="00253310" style:font-weight-asian="bold" style:font-weight-complex="bold"/>
    </style:style>
    <style:style style:name="T23" style:family="text">
      <style:text-properties fo:font-weight="bold" officeooo:rsid="0034ede2" style:font-weight-asian="bold" style:font-weight-complex="bold"/>
    </style:style>
    <style:style style:name="T24" style:family="text">
      <style:text-properties fo:font-weight="bold" officeooo:rsid="00299da2" style:font-weight-asian="bold" style:font-weight-complex="bold"/>
    </style:style>
    <style:style style:name="T25" style:family="text">
      <style:text-properties officeooo:rsid="00039415"/>
    </style:style>
    <style:style style:name="T26" style:family="text">
      <style:text-properties fo:font-weight="normal" style:font-weight-asian="normal" style:font-weight-complex="normal"/>
    </style:style>
    <style:style style:name="T27" style:family="text">
      <style:text-properties fo:font-weight="normal" officeooo:rsid="00039415" style:font-weight-asian="normal" style:font-weight-complex="normal"/>
    </style:style>
    <style:style style:name="T28" style:family="text">
      <style:text-properties fo:font-weight="normal" officeooo:rsid="0021086c" style:font-weight-asian="normal" style:font-weight-complex="normal"/>
    </style:style>
    <style:style style:name="T29" style:family="text">
      <style:text-properties fo:font-weight="normal" officeooo:rsid="00220ab0" style:font-weight-asian="normal" style:font-weight-complex="normal"/>
    </style:style>
    <style:style style:name="T30" style:family="text">
      <style:text-properties fo:font-weight="normal" officeooo:rsid="0028dda2" style:font-weight-asian="normal" style:font-weight-complex="normal"/>
    </style:style>
    <style:style style:name="T31" style:family="text">
      <style:text-properties fo:font-weight="normal" officeooo:rsid="00253310" style:font-weight-asian="normal" style:font-weight-complex="normal"/>
    </style:style>
    <style:style style:name="T32" style:family="text">
      <style:text-properties fo:font-weight="normal" officeooo:rsid="0034ede2" style:font-weight-asian="normal" style:font-weight-complex="normal"/>
    </style:style>
    <style:style style:name="T33" style:family="text">
      <style:text-properties officeooo:rsid="0004ff9d"/>
    </style:style>
    <style:style style:name="T34" style:family="text">
      <style:text-properties officeooo:rsid="0006b615"/>
    </style:style>
    <style:style style:name="T35" style:family="text">
      <style:text-properties officeooo:rsid="0009294c"/>
    </style:style>
    <style:style style:name="T36" style:family="text">
      <style:text-properties officeooo:rsid="0021086c"/>
    </style:style>
    <style:style style:name="T37" style:family="text">
      <style:text-properties officeooo:rsid="00227c09"/>
    </style:style>
    <style:style style:name="T38" style:family="text">
      <style:text-properties fo:language="en" fo:country="GB"/>
    </style:style>
    <style:style style:name="T39" style:family="text">
      <style:text-properties fo:language="en" fo:country="GB" officeooo:rsid="00253310"/>
    </style:style>
    <style:style style:name="T40" style:family="text">
      <style:text-properties fo:language="en" fo:country="GB" officeooo:rsid="002ae9b4"/>
    </style:style>
    <style:style style:name="T41" style:family="text">
      <style:text-properties officeooo:rsid="0023486f"/>
    </style:style>
    <style:style style:name="T42" style:family="text">
      <style:text-properties officeooo:rsid="00253310"/>
    </style:style>
    <style:style style:name="T43" style:family="text">
      <style:text-properties officeooo:rsid="0026f8a3"/>
    </style:style>
    <style:style style:name="T44" style:family="text">
      <style:text-properties officeooo:rsid="0028dda2"/>
    </style:style>
    <style:style style:name="T45" style:family="text">
      <style:text-properties officeooo:rsid="00299da2"/>
    </style:style>
    <style:style style:name="T46" style:family="text">
      <style:text-properties officeooo:rsid="002ae9b4"/>
    </style:style>
    <style:style style:name="T47" style:family="text">
      <style:text-properties officeooo:rsid="002b6e44"/>
    </style:style>
    <style:style style:name="T48" style:family="text">
      <style:text-properties officeooo:rsid="002e0b21"/>
    </style:style>
    <style:style style:name="T49" style:family="text">
      <style:text-properties officeooo:rsid="0034ede2"/>
    </style:style>
    <style:style style:name="T50" style:family="text">
      <style:text-properties officeooo:rsid="003680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span text:style-name="T1">Explanations</text:span>:</text:p>
      <text:p text:style-name="P14"/>
      <text:p text:style-name="P15"><text:tab/><text:span text:style-name="T1">In the HTTP part, we need to create an HTTP object which would allow us to simulate a session. This object contains informations on the different Random Generators used by HTTP model, the number of TCP connection (burst mode or persistent), the parameters of an initial TCP connection. So this object can be represented this way :</text:span></text:p>
      <text:p text:style-name="P4"/>
      <text:p text:style-name="P16"><text:span text:style-name="T3">An HTTP page has for parameters</text:span><text:span text:style-name="T2"> </text:span><text:span text:style-name="T6">struct srcHTTPSS</text:span><text:span text:style-name="T2">:</text:span></text:p>
      <text:list xml:id="list4585572925163589597" text:style-name="WW8Num1">
        <text:list-item>
          <text:p text:style-name="P17">randomGenerator SM : Size of the main object in a page</text:p>
        </text:list-item>
      </text:list>
      <text:list xml:id="list1627371432757885259" text:style-name="WW8Num2">
        <text:list-item>
          <text:p text:style-name="P19">randomGenerator S<text:span text:style-name="T7">e</text:span> : Size of an embedded object in a page</text:p>
        </text:list-item>
      </text:list>
      <text:list xml:id="list2062029447439336737" text:style-name="WW8Num3">
        <text:list-item>
          <text:p text:style-name="P21">randomGenerator Nd : Number of embedded objects in a page</text:p>
        </text:list-item>
      </text:list>
      <text:list xml:id="list2416901349164337969" text:style-name="WW8Num4">
        <text:list-item>
          <text:p text:style-name="P23">randomGenerator Dpc : Reading time</text:p>
        </text:list-item>
      </text:list>
      <text:list xml:id="list527911477296895766" text:style-name="WW8Num5">
        <text:list-item>
          <text:p text:style-name="P25">randomGenerator Tp : Parsing time for the main page.</text:p>
        </text:list-item>
        <text:list-item>
          <text:p text:style-name="P25">Int MTU</text:p>
        </text:list-item>
        <text:list-item>
          <text:p text:style-name="P62"><text:span text:style-name="T2">Int nbTCP : </text:span><text:span text:style-name="T4">number of TCP connections according to the mode ( = 1 in persistant mode)</text:span></text:p>
        </text:list-item>
        <text:list-item>
          <text:p text:style-name="P62"><text:span text:style-name="T2">Int nbPage : </text:span><text:span text:style-name="T4">number of page visited</text:span></text:p>
        </text:list-item>
        <text:list-item>
          <text:p text:style-name="P30">boolean version : True si 1.1, false si 1.0</text:p>
        </text:list-item>
        <text:list-item>
          <text:p text:style-name="P27">struct srcHTTPSS_t * src : source HTTP</text:p>
        </text:list-item>
        <text:list-item>
          <text:p text:style-name="P27">void * destination : is a pointer to the destination entity for TCP</text:p>
        </text:list-item>
        <text:list-item>
          <text:p text:style-name="P27">processPDU_t destProcessPDU : is the PDU processing function of the destination</text:p>
        </text:list-item>
        <text:list-item>
          <text:p text:style-name="P27">double RTTmd : is the Round Trip Time minus transmission time on the access link</text:p>
        </text:list-item>
        <text:list-item>
          <text:p text:style-name="P27">int initialWindow : is the initial value of cwnd</text:p>
        </text:list-item>
        <text:list-item>
          <text:p text:style-name="P27">struct srcTCPSS_t * srcTCP[<text:span text:style-name="T8">4</text:span>] : TCP sources for burst or persitant mode, maximum <text:span text:style-name="T36">4</text:span> TCP sources</text:p>
        </text:list-item>
        <text:list-item>
          <text:p text:style-name="P32">int nbTCPTermine : number of TCP connections which have endded in burst mode</text:p>
        </text:list-item>
      </text:list>
      <text:p text:style-name="P4"/>
      <text:p text:style-name="P9">First of all, we create a HTTP object by defining his parameters. This following function will help us to perform this task.</text:p>
      <text:p text:style-name="P6">struct srcHTTPSS_t * srcHTTPSS_init(struct randomGenerator_t * Sm,</text:p>
      <text:p text:style-name="P6"><text:tab/><text:tab/><text:tab/><text:tab/><text:tab/>struct randomGenerator_t * Se,</text:p>
      <text:p text:style-name="P6"><text:tab/><text:tab/><text:tab/><text:tab/><text:tab/>struct randomGenerator_t * Nd,</text:p>
      <text:p text:style-name="P6"><text:tab/><text:tab/><text:tab/><text:tab/><text:tab/>struct randomGenerator_t * Dpc,</text:p>
      <text:p text:style-name="P6"><text:tab/><text:tab/><text:tab/><text:tab/><text:tab/>struct randomGenerator_t * Tp,</text:p>
      <text:p text:style-name="P6"><text:tab/><text:tab/><text:tab/><text:tab/><text:tab/>int MTU, int nbTCP, int version,</text:p>
      <text:p text:style-name="P6"><text:tab/><text:tab/><text:tab/><text:tab/><text:tab/>void * destination,</text:p>
      <text:p text:style-name="P6"><text:tab/><text:tab/><text:tab/><text:tab/><text:tab/>processPDU_t destProcessPDU,</text:p>
      <text:p text:style-name="P6"><text:tab/><text:tab/><text:tab/><text:tab/><text:tab/>double RTTmd,</text:p>
      <text:p text:style-name="P6"><text:tab/><text:tab/><text:tab/><text:tab/><text:tab/>int initialWindow,</text:p>
      <text:p text:style-name="P6"><text:tab/><text:tab/><text:tab/><text:tab/><text:tab/>int nbPageMax)</text:p>
      <text:p text:style-name="P4"/>
      <text:p text:style-name="P11">After having created the HTTP object, we can start the session by using this <text:span text:style-name="T36">following </text:span>function:</text:p>
      <text:p text:style-name="P13"><text:tab/>void srcHTTPSS_sessionStart(void * arg)</text:p>
      <text:p text:style-name="P12"><text:tab/>The goal first aim of this function is to send via TCP the main object. The parameter of this function is an void pointer, it will be casted into an HTTP object : <text:span text:style-name="T9">struct srcHTTPSS_t * src = (struct srcHTTPSS_t *) arg</text:span>.</text:p>
      <text:p text:style-name="P12"><text:tab/>This function will be called at first, each time the simulator need to upload a new page.</text:p>
      <text:p text:style-name="P5"/>
      <text:p text:style-name="P10"><text:span text:style-name="T25"><text:tab/>Then we create a TCP source using the data of the parameter </text:span><text:span text:style-name="T15">src</text:span><text:span text:style-name="T28">. Then the main object will be sent on this connection newly created by using the function </text:span><text:span text:style-name="T10">void srcTCPss_sendFile(struct srcTCPSS_t * src, int nbBytes)</text:span><text:span text:style-name="T28">. The argument </text:span><text:span text:style-name="T15">nbBytes </text:span><text:span text:style-name="T28">size of the main object will be obtenaid </text:span><text:soft-page-break/><text:span text:style-name="T28">via the </text:span><text:span text:style-name="T15">getDoubleNext </text:span><text:span text:style-name="T28">of the Random Generators.</text:span></text:p>
      <text:p text:style-name="P1"/>
      <text:p text:style-name="P34"><text:span text:style-name="T27"><text:tab/></text:span><text:span text:style-name="T29">Then we program an event indicating us the end of transmission of the maine object. This event programming is made possible by the function on the file event.c :</text:span><text:span text:style-name="T27"> </text:span><text:span text:style-name="T10">void event_add(void (*run)(void *data), void * data, motSimDate_t date).</text:span></text:p>
      <text:p text:style-name="P1"/>
      <text:p text:style-name="P56"><text:span text:style-name="T33"><text:tab/>The moment when this event is launched, we would know that the main object have been completely sent by the TCP connection. It will also take us to this function : </text:span><text:span text:style-name="T11">void srcHTTPSS_EOTMainObjet (fonctionsHttpssArguments * arg).</text:span></text:p>
      <text:p text:style-name="P56"><text:span text:style-name="T11"/></text:p>
      <text:p text:style-name="P56"><text:span text:style-name="T33"><text:tab/>In this function, we know that the main object have been totally sent, so we need to simulate the parsing time. For performing that task, we need to get the parsing time of </text:span><text:span text:style-name="T11">Tp </text:span><text:span text:style-name="T37">via </text:span><text:span text:style-name="T16">getDoubleNext </text:span><text:span text:style-name="T37"><text:s/>of the Random Generator file. Then we create the event end of parsing that will take place after </text:span><text:span text:style-name="T16">Tp </text:span><text:span text:style-name="T37">seconds added to the current time.</text:span></text:p>
      <text:p text:style-name="P3"><text:span text:style-name="T33"><text:tab/>We use again the function </text:span><text:span text:style-name="T10">void event_add(void (*run)(void *data), void * data, motSimDate_t date) </text:span><text:span text:style-name="T25"><text:s/>to create this event.</text:span></text:p>
      <text:p text:style-name="P1"/>
      <text:p text:style-name="P56"><text:span text:style-name="T25"><text:tab/>At the end of the parsing, we can send the embedded objects. So the end of parsing event will take us to this function : </text:span><text:span text:style-name="T12">void srcHTTPSS_sendEmbeddedObjects(fonctionsHttpssArguments * arg)</text:span></text:p>
      <text:p text:style-name="P56"><text:span text:style-name="T34"><text:tab/>We will create </text:span><text:span text:style-name="T16">nbTCP </text:span><text:span text:style-name="T37">TCP connections according to the mode (burst or persistent).</text:span></text:p>
      <text:p text:style-name="P56"><text:span text:style-name="T34"><text:tab/>We determine the number </text:span><text:span text:style-name="T16">Nd </text:span><text:span text:style-name="T37"><text:s/>of embedded objects by using </text:span><text:span text:style-name="T16">getDoubleNext </text:span><text:span text:style-name="T37">of the random generators.</text:span></text:p>
      <text:p text:style-name="P56"><text:span text:style-name="T34"><text:tab/>We send the </text:span><text:span text:style-name="T12">Nd </text:span><text:span text:style-name="T37">embedded objects on the </text:span><text:span text:style-name="T12">nbTCP</text:span><text:span text:style-name="T34"> TCP connections by giving them also the size of the embedded objects.</text:span></text:p>
      <text:p text:style-name="P57"><text:tab/><text:span text:style-name="T37">Then we create the event end of transmission of the embedded objects.</text:span></text:p>
      <text:p text:style-name="P57"><text:tab/><text:span text:style-name="T37">We have added also another function on TCP in order to wake up the TCP connections which have finished too quickly before the event is programmed.(it may happen when the size of objects are too small).</text:span></text:p>
      <text:p text:style-name="P2"/>
      <text:p text:style-name="P56"><text:span text:style-name="T35"><text:tab/>When a TCP connection have finished his transmission, we will be directed towards this function : </text:span><text:span text:style-name="T13">void srcHTTPSS_EOTEmbeddedObjects(fonctionsHttpssArguments * arg)</text:span></text:p>
      <text:p text:style-name="P58"><text:tab/><text:span text:style-name="T41">First in this function, we compute the number of TCP connection which have passed through this function.</text:span></text:p>
      <text:p text:style-name="P56"><text:span text:style-name="T35"><text:tab/><text:tab/>If we got all the TCP connections used for the transmission of the embedded objects, we update the number of page read. We will only add an event corresponding to the reading time </text:span><text:span text:style-name="T17">Dpc</text:span><text:span text:style-name="T41">. If we need to read another page, the end of the event will take us again to the function : </text:span><text:span text:style-name="T10">void srcHTTPSS_sessionStart(fonctionsHttpssArguments * arg)</text:span><text:span text:style-name="T25">.</text:span></text:p>
      <text:p text:style-name="P1"/>
      <text:p text:style-name="P59"><text:tab/><text:tab/><text:span text:style-name="T41">Otherwise, we update the number of TCP connections which have ended.</text:span></text:p>
      <text:p text:style-name="P65"><text:tab/><text:span text:style-name="T42">Refining</text:span><text:span text:style-name="T14">:</text:span></text:p>
      <text:p text:style-name="P7"/>
      <text:p text:style-name="P35"><text:span text:style-name="T42">An HTTP object has for parameters</text:span> struct srcHTTPSS:</text:p>
      <text:list xml:id="list42561606850613" text:continue-list="list4585572925163589597" text:style-name="WW8Num1">
        <text:list-item>
          <text:p text:style-name="P18">randomGenerator SM : Size of the main object in a page</text:p>
        </text:list-item>
      </text:list>
      <text:list xml:id="list42561684017405" text:continue-list="list1627371432757885259" text:style-name="WW8Num2">
        <text:list-item>
          <text:p text:style-name="P20">randomGenerator S<text:span text:style-name="T7">e</text:span> : Size of an embedded object in a page</text:p>
        </text:list-item>
      </text:list>
      <text:list xml:id="list42560384740733" text:continue-list="list2062029447439336737" text:style-name="WW8Num3">
        <text:list-item>
          <text:p text:style-name="P22">randomGenerator Nd : Number of embedded objects in a page</text:p>
        </text:list-item>
      </text:list>
      <text:list xml:id="list42561628571825" text:continue-list="list2416901349164337969" text:style-name="WW8Num4">
        <text:list-item>
          <text:p text:style-name="P24">randomGenerator Dpc : Reading time</text:p>
        </text:list-item>
      </text:list>
      <text:list xml:id="list42561217569327" text:continue-list="list527911477296895766" text:style-name="WW8Num5">
        <text:list-item>
          <text:p text:style-name="P26">randomGenerator Tp : Parsing time for the main page.</text:p>
        </text:list-item>
        <text:list-item>
          <text:p text:style-name="P26">Int MTU</text:p>
        </text:list-item>
        <text:list-item>
          <text:p text:style-name="P63"><text:span text:style-name="T2">Int nbTCP : </text:span><text:span text:style-name="T4">number of TCP connections according to the mode ( = 1 in persistant mode)</text:span></text:p>
        </text:list-item>
        <text:list-item>
          <text:p text:style-name="P63"><text:span text:style-name="T2">Int nbPage : </text:span><text:span text:style-name="T4">number of page visited</text:span></text:p>
        </text:list-item>
        <text:list-item>
          <text:p text:style-name="P31">boolean version : True si 1.1, false si 1.0</text:p>
        </text:list-item>
        <text:list-item>
          <text:p text:style-name="P28">struct srcHTTPSS_t * src : source HTTP</text:p>
        </text:list-item>
        <text:list-item>
          <text:p text:style-name="P28">void * destination : is a pointer to the destination entity for TCP</text:p>
        </text:list-item>
        <text:list-item>
          <text:p text:style-name="P28">processPDU_t destProcessPDU : is the PDU processing function of the destination</text:p>
        </text:list-item>
        <text:list-item>
          <text:p text:style-name="P28">double RTTmd : is the Round Trip Time minus transmission time on the access link</text:p>
        </text:list-item>
        <text:list-item>
          <text:p text:style-name="P28">int initialWindow : is the initial value of cwnd</text:p>
        </text:list-item>
        <text:list-item>
          <text:p text:style-name="P36">struct srcTCPSS_t * srcTCP[<text:span text:style-name="T8">4</text:span>] : TCP sources for burst or persitant mode, maximum <text:span text:style-name="T36">4</text:span> TCP sources</text:p>
        </text:list-item>
        <text:list-item>
          <text:p text:style-name="P36">int nbTCPTermine : number of TCP connections which have <text:span text:style-name="T42">ended</text:span> in burst mode</text:p>
        </text:list-item>
      </text:list>
      <text:p text:style-name="P29"/>
      <text:p text:style-name="P8"/>
      <text:p text:style-name="P16"><text:span text:style-name="T2">R0 : </text:span><text:span text:style-name="T5">Simulate a HTTP session</text:span></text:p>
      <text:p text:style-name="P33">R1 : /*<text:span text:style-name="T39">Simulate a HTTP session*/</text:span></text:p>
      <text:p text:style-name="P37"><text:tab/>Configure HTTP parameters</text:p>
      <text:p text:style-name="P37"><text:tab/>Launch HTTP session</text:p>
      <text:p text:style-name="P37"/>
      <text:p text:style-name="P37">R2 :</text:p>
      <text:p text:style-name="P38"><text:tab/>/*Configure HTTP parameters*/</text:p>
      <text:p text:style-name="P37"><text:tab/><text:tab/>/*Initialise HTTP parameters*/</text:p>
      <text:p text:style-name="P38"><text:tab/><text:tab/>struct srcHTTPSS_t * srcHTTPSS_init(struct randomGenerator_t * Sm,</text:p>
      <text:p text:style-name="P38"><text:tab/><text:tab/><text:tab/><text:tab/><text:tab/>struct randomGenerator_t * Se,</text:p>
      <text:p text:style-name="P38"><text:tab/><text:tab/><text:tab/><text:tab/><text:tab/>struct randomGenerator_t * Nd,</text:p>
      <text:p text:style-name="P38"><text:tab/><text:tab/><text:tab/><text:tab/><text:tab/>struct randomGenerator_t * Dpc,</text:p>
      <text:p text:style-name="P38"><text:tab/><text:tab/><text:tab/><text:tab/><text:tab/>struct randomGenerator_t * Tp,</text:p>
      <text:p text:style-name="P38"><text:tab/><text:tab/><text:tab/><text:tab/><text:tab/>int MTU, int nbTCP, int version,</text:p>
      <text:p text:style-name="P38"><text:tab/><text:tab/><text:tab/><text:tab/><text:tab/>void * destination,</text:p>
      <text:p text:style-name="P38"><text:tab/><text:tab/><text:tab/><text:tab/><text:tab/>processPDU_t destProcessPDU,</text:p>
      <text:p text:style-name="P38"><text:tab/><text:tab/><text:tab/><text:tab/><text:tab/>double RTTmd,</text:p>
      <text:p text:style-name="P38"><text:tab/><text:tab/><text:tab/><text:tab/><text:tab/>int initialWindow,</text:p>
      <text:p text:style-name="P38"><text:tab/><text:tab/><text:tab/><text:tab/><text:tab/>int nbPageMax){<text:tab/></text:p>
      <text:p text:style-name="P38"><text:tab/>struct srcHTTPSS_t * result = </text:p>
      <text:p text:style-name="P38"><text:tab/><text:tab/>(struct srcHTTPSS_t *) sim_malloc(sizeof(struct srcHTTPSS_t ));</text:p>
      <text:p text:style-name="P38"/>
      <text:p text:style-name="P38"><text:tab/>result -&gt; Sm = Sm;</text:p>
      <text:p text:style-name="P38"><text:tab/>result -&gt; Se = Se;</text:p>
      <text:p text:style-name="P38"><text:tab/>result -&gt; Nd = Nd;</text:p>
      <text:p text:style-name="P38"><text:tab/>result -&gt; Dpc = Dpc;</text:p>
      <text:p text:style-name="P38"><text:tab/>result -&gt; Tp = Tp;<text:tab/><text:tab/><text:tab/><text:tab/><text:tab/><text:tab/><text:tab/></text:p>
      <text:p text:style-name="P38"><text:tab/>result -&gt; MTU = MTU; </text:p>
      <text:p text:style-name="P38"><text:soft-page-break/><text:tab/>result -&gt; nbTCP = nbTCP; </text:p>
      <text:p text:style-name="P38"><text:tab/>result -&gt; nbPage = 0;</text:p>
      <text:p text:style-name="P38"><text:tab/>result -&gt; version = version;</text:p>
      <text:p text:style-name="P38"><text:tab/>result -&gt; destination = destination;</text:p>
      <text:p text:style-name="P38"><text:tab/>result -&gt; destProcessPDU = destProcessPDU;</text:p>
      <text:p text:style-name="P38"><text:tab/>result -&gt; RTTmd = RTTmd;</text:p>
      <text:p text:style-name="P38"><text:tab/>result -&gt; initialWindow = initialWindow;</text:p>
      <text:p text:style-name="P38"><text:tab/>result -&gt; nbPageMax = nbPageMax;</text:p>
      <text:p text:style-name="P38"><text:tab/></text:p>
      <text:p text:style-name="P38"/>
      <text:p text:style-name="P38"><text:tab/>return result;</text:p>
      <text:p text:style-name="P38">}</text:p>
      <text:p text:style-name="P37"><text:tab/><text:tab/>/*Setters*/</text:p>
      <text:p text:style-name="P37"><text:tab/><text:tab/>struct srcHTTPSS * srcHTTPSS_setSm(struct randomGenerator_t * <text:s/>Sm)</text:p>
      <text:p text:style-name="P37"><text:tab/><text:tab/>struct srcHTTPSS * srcHTTPSS_setSe(struct randomGenerator_t[] * <text:s/>Se)</text:p>
      <text:p text:style-name="P37"><text:tab/><text:tab/>struct srcHTTPSS * srcHTTPSS_setNd(struct randomGenerator_t * <text:s/>Nd)</text:p>
      <text:p text:style-name="P37"><text:tab/><text:tab/>struct srcHTTPSS * srcHTTPSS_setDpc(struct randomGenerator_t * <text:s/>Dpc)</text:p>
      <text:p text:style-name="P37"><text:tab/><text:tab/>struct srcHTTPSS * srcHTTPSS_setTp(struct randomGenerator_t * <text:s/>Tp)</text:p>
      <text:p text:style-name="P37"><text:tab/><text:tab/>struct srcHTTPSS * srcHTTPSS_setMTU(int MTU)</text:p>
      <text:p text:style-name="P37"><text:tab/><text:tab/>struct srcHTTPSS * srcHTTPSS_setversion(boolean <text:s/>version)</text:p>
      <text:p text:style-name="P37"/>
      <text:p text:style-name="P38"><text:tab/>/*Launch HTTP session*/</text:p>
      <text:p text:style-name="P37"><text:tab/><text:tab/>Start HTTP session</text:p>
      <text:p text:style-name="P37"><text:tab/><text:tab/>Load Embedded Objects</text:p>
      <text:p text:style-name="P37"><text:tab/><text:tab/>Load New Page</text:p>
      <text:p text:style-name="P67">R3 : /*Simulate a HTTP session*/</text:p>
      <text:p text:style-name="P38"/>
      <text:p text:style-name="P38"><text:tab/><text:tab/>/*Configure HTTP parameters*/</text:p>
      <text:p text:style-name="P38"><text:tab/><text:tab/><text:tab/>/*Initialise HTTP parameters*/</text:p>
      <text:p text:style-name="P37"><text:tab/><text:tab/><text:tab/>/*struct srcHTTPSS * srcHTTPSS_init(…) { …. } */</text:p>
      <text:p text:style-name="P37"/>
      <text:p text:style-name="P37"/>
      <text:p text:style-name="P38"><text:tab/><text:tab/>/*Launch HTTP session*/</text:p>
      <text:p text:style-name="P37"><text:tab/><text:tab/><text:tab/>/*<text:span text:style-name="T43">Load the main object trough a single TCP connection and schedule the <text:tab/><text:tab/><text:tab/><text:tab/>event end of transmission of the main object</text:span>*/</text:p>
      <text:p text:style-name="P37"><text:tab/><text:tab/><text:tab/><text:span text:style-name="T9">void srcHTTPSS_sessionStart(</text:span><text:span text:style-name="T19">void *</text:span><text:span text:style-name="T9"> arg)</text:span> {</text:p>
      <text:p text:style-name="P37"><text:tab/><text:tab/><text:tab/><text:tab/>-<text:span text:style-name="T43">Initialise at 0 the number of TCP connection having ended (it will be <text:tab/><text:tab/><text:tab/><text:tab/><text:tab/>used at the end of transmission of the embedded objects.</text:span></text:p>
      <text:p text:style-name="P37"><text:tab/><text:tab/><text:tab/><text:tab/>-<text:span text:style-name="T43">Free the first TCP connection if we are in burst mode and read at least </text:span></text:p>
      <text:p text:style-name="P37"><text:tab/><text:tab/><text:tab/><text:tab/><text:tab/><text:span text:style-name="T43">one page</text:span></text:p>
      <text:p text:style-name="P37"><text:tab/><text:tab/><text:tab/><text:tab/>-<text:span text:style-name="T43">Create one single TCP connection in order to send the main object.</text:span></text:p>
      <text:p text:style-name="P37"><text:tab/><text:tab/><text:tab/><text:tab/>-<text:span text:style-name="T43">Send the main object trough the TCP connection. Get the size of main <text:tab/><text:tab/><text:tab/><text:tab/><text:tab/>object by using the random generator of </text:span><text:span text:style-name="T18">Sm.</text:span></text:p>
      <text:p text:style-name="P37"><text:tab/><text:tab/><text:tab/><text:tab/>-<text:span text:style-name="T43">Add the event end of transmission of the main object. This event will <text:tab/><text:tab/><text:tab/><text:tab/><text:tab/>redirect us to the function</text:span> <text:span text:style-name="T9">srcHTTPSS_EOTMainObject</text:span> <text:tab/><text:tab/><text:tab/><text:tab/><text:tab/><text:span text:style-name="T43">with arg as argument for this function.</text:span></text:p>
      <text:p text:style-name="P37"><text:tab/><text:tab/><text:tab/>}</text:p>
      <text:p text:style-name="P37"/>
      <text:p text:style-name="P37"/>
      <text:p text:style-name="P37"><text:tab/><text:tab/><text:tab/>/*<text:span text:style-name="T44">The TCP source has sent the main object, so we program need to compute <text:tab/><text:tab/><text:tab/>the parsing time, and schedule its end in order to send the embedded <text:tab/><text:tab/><text:tab/><text:tab/>objects.</text:span>*/</text:p>
      <text:p text:style-name="P37"><text:tab/><text:tab/><text:tab/><text:span text:style-name="T9">void srcHTTPSS_addEOTMainObjet (void * arg)</text:span> {</text:p>
      <text:p text:style-name="P37"><text:tab/><text:tab/><text:tab/><text:tab/>-Compute the parsing time of the main object.</text:p>
      <text:p text:style-name="P37"><text:tab/><text:tab/><text:tab/><text:tab/>-Schedule the event end of parsing in order to load the embedded <text:tab/><text:tab/><text:tab/><text:tab/><text:tab/><text:tab/>objects. This event will take us to the function <text:tab/><text:tab/><text:tab/><text:tab/><text:tab/><text:tab/><text:tab/><text:span text:style-name="T9">srcHTTPSS_sendEmbeddedObjects</text:span></text:p>
      <text:p text:style-name="P37"><text:tab/><text:tab/><text:tab/>}</text:p>
      <text:p text:style-name="P37"/>
      <text:p text:style-name="P37"><text:tab/><text:tab/><text:tab/>/*Send the embedded objects after the parsing time.*/</text:p>
      <text:p text:style-name="P37"><text:tab/><text:tab/><text:tab/><text:span text:style-name="T9">void srcHTTPSS_sendEmbeddedObjects(void * arg)</text:span> {</text:p>
      <text:p text:style-name="P44"><text:tab/><text:tab/><text:tab/><text:tab/>- <text:span text:style-name="T49">If burst mode (version == 0) we need to free the TCP connections <text:tab/><text:tab/><text:tab/><text:tab/><text:tab/>before creating new ones</text:span></text:p>
      <text:p text:style-name="P37"><text:tab/><text:tab/><text:tab/><text:tab/>-Create the <text:span text:style-name="T9">nbTCP</text:span><text:span text:style-name="T26"> TCP</text:span> connections</text:p>
      <text:p text:style-name="P37"><text:tab/><text:tab/><text:tab/><text:tab/><text:tab/>Warning <text:span text:style-name="T9">nbTCP</text:span> &lt; 4</text:p>
      <text:p text:style-name="P37"><text:tab/><text:tab/><text:tab/><text:tab/>-Compute the number of embedded objects <text:span text:style-name="T9">Nd.</text:span></text:p>
      <text:p text:style-name="P60"><text:tab/><text:tab/><text:tab/><text:tab/>-<text:span text:style-name="T49">Compute the essential number of TCP connections which will be <text:tab/><text:tab/><text:tab/><text:tab/><text:tab/>effectively used.</text:span></text:p>
      <text:p text:style-name="P53"><text:tab/><text:tab/><text:tab/><text:tab/><text:tab/><text:span text:style-name="T49">If we have </text:span><text:span text:style-name="T23">nbTCP &gt;Nd </text:span><text:span text:style-name="T32">, then </text:span><text:span text:style-name="T23">Nd </text:span><text:span text:style-name="T32">TCP will be used,</text:span></text:p>
      <text:p text:style-name="P61"><text:span text:style-name="T49"><text:tab/><text:tab/><text:tab/><text:tab/><text:tab/>otherwise all of them will be used.</text:span></text:p>
      <text:p text:style-name="P37"><text:tab/><text:tab/><text:tab/><text:tab/>-Send the <text:span text:style-name="T9">Nd </text:span><text:span text:style-name="T26">embedded object</text:span><text:span text:style-name="T30">s on the </text:span><text:span text:style-name="T19">nbTCP </text:span><text:span text:style-name="T30">TCP connections.</text:span><text:tab/><text:tab/><text:tab/><text:tab/><text:tab/>-<text:span text:style-name="T45">Schedule the event end of transmission of the embedded objects. <text:s/><text:tab/><text:tab/><text:tab/><text:tab/><text:tab/>This event will take us to this function<text:tab/><text:tab/><text:tab/><text:tab/><text:tab/><text:tab/><text:tab/><text:tab/></text:span><text:span text:style-name="T9">srcHTTPSS_EOTEmbeddedObjects</text:span></text:p>
      <text:p text:style-name="P37"><text:tab/><text:tab/><text:tab/>}</text:p>
      <text:p text:style-name="P37"/>
      <text:p text:style-name="P37"/>
      <text:p text:style-name="P37"><text:soft-page-break/></text:p>
      <text:p text:style-name="P37"/>
      <text:p text:style-name="P37"/>
      <text:p text:style-name="P37"/>
      <text:p text:style-name="P37"/>
      <text:p text:style-name="P37"/>
      <text:p text:style-name="P37"/>
      <text:p text:style-name="P37"/>
      <text:p text:style-name="P37"><text:tab/><text:tab/><text:tab/>/*<text:span text:style-name="T46">The TCP sources have sent the embedded objects. We need then to schedule <text:tab/><text:tab/><text:tab/>the end of the reading, and if needed to load a new page after this event.</text:span>*/</text:p>
      <text:p text:style-name="P37"/>
      <text:p text:style-name="P37"><text:tab/><text:tab/><text:tab/><text:span text:style-name="T9">void srcHTTPSS_EOTEmbbededObjects(</text:span><text:span text:style-name="T20">void *</text:span><text:span text:style-name="T9"> arg)</text:span> {</text:p>
      <text:p text:style-name="P37"><text:tab/><text:tab/><text:tab/><text:tab/><text:span text:style-name="T47">If all the TCP connection used have finished their transmission of <text:tab/><text:tab/><text:tab/><text:tab/><text:tab/>embedded objects</text:span> {</text:p>
      <text:p text:style-name="P37"><text:tab/><text:tab/><text:tab/><text:tab/><text:tab/>-<text:span text:style-name="T47">Update the number of page read</text:span></text:p>
      <text:p text:style-name="P37"><text:tab/><text:tab/><text:tab/><text:tab/><text:tab/>-<text:span text:style-name="T47">Compute the time of reading of the page </text:span><text:span text:style-name="T21">Dpc</text:span></text:p>
      <text:p text:style-name="P37"><text:tab/><text:tab/><text:tab/><text:tab/><text:tab/>-<text:span text:style-name="T47">Schedule the event end of reading, and we will read a new <text:tab/><text:tab/><text:tab/><text:tab/><text:tab/><text:tab/>page if needed. Which in this later case it will take us to <text:tab/><text:tab/><text:tab/><text:tab/><text:tab/><text:tab/>the </text:span>f<text:span text:style-name="T47">u</text:span>nction <text:span text:style-name="T9">srcHTTPSS_sendEmbeddedObjects</text:span></text:p>
      <text:p text:style-name="P37"><text:tab/><text:tab/><text:tab/><text:tab/>} <text:span text:style-name="T47">Else</text:span> {</text:p>
      <text:p text:style-name="P37"><text:tab/><text:tab/><text:tab/><text:tab/><text:tab/>-<text:span text:style-name="T47">A TCP connection has ended to send his embedded objects, so <text:tab/><text:tab/><text:tab/><text:tab/><text:tab/><text:tab/>we update the number of TCP connection having <text:tab/><text:tab/><text:tab/><text:tab/><text:tab/><text:tab/><text:tab/>finished</text:span></text:p>
      <text:p text:style-name="P37"><text:tab/><text:tab/><text:tab/><text:tab/>}</text:p>
      <text:p text:style-name="P37"><text:tab/><text:tab/><text:tab/>}</text:p>
      <text:p text:style-name="P37"/>
      <text:p text:style-name="P66">R4 :</text:p>
      <text:p text:style-name="P39"><text:tab/>/*Configure HTTP parameters*/</text:p>
      <text:p text:style-name="P39"><text:tab/><text:tab/>/*Initialise HTTP parameters*/</text:p>
      <text:p text:style-name="P39"><text:tab/><text:tab/>/*struct srcHTTPSS * srcHTTPSS_init(…) { …. } */</text:p>
      <text:p text:style-name="P39"/>
      <text:p text:style-name="P37"><text:tab/>/*Setters*/</text:p>
      <text:p text:style-name="P37"><text:tab/><text:tab/>/*struct ...*/</text:p>
      <text:p text:style-name="P37"/>
      <text:p text:style-name="P39"><text:tab/>*Launch HTTP session*/</text:p>
      <text:p text:style-name="P39"><text:tab/><text:tab/>/*<text:span text:style-name="T43">Load the main object trough a single TCP connection and schedule the <text:tab/><text:tab/><text:tab/><text:tab/>event end of transmission of the main object</text:span>*/</text:p>
      <text:p text:style-name="P39"><text:tab/><text:tab/><text:span text:style-name="T9">void srcHTTPSS_sessionStart(</text:span><text:span text:style-name="T19">void *</text:span><text:span text:style-name="T9"> arg)</text:span> {</text:p>
      <text:p text:style-name="P39"/>
      <text:p text:style-name="P45"><text:tab/><text:tab/><text:tab/>//We cast arg on a HTTP object</text:p>
      <text:p text:style-name="P45"><text:tab/><text:tab/><text:tab/>struct srcHTTPSS_t * src = (struct srcHTTPSS_t *) arg;</text:p>
      <text:p text:style-name="P45"/>
      <text:p text:style-name="P45"><text:tab/><text:tab/><text:tab/>/*<text:span text:style-name="T42">Initialise at 0 the number of TCP connection having ended (it will be <text:tab/><text:tab/><text:tab/><text:tab/><text:tab/>used at the end of transmission of the embedded objects.*/</text:span></text:p>
      <text:p text:style-name="P45"><text:tab/><text:tab/><text:tab/>src-&gt;nbTCPTermine = 0;</text:p>
      <text:p text:style-name="P45"/>
      <text:p text:style-name="P45"><text:tab/><text:tab/><text:tab/>/*<text:span text:style-name="T43">Free the first TCP connection if we are in burst mode and read at least </text:span></text:p>
      <text:p text:style-name="P40"><text:tab/><text:tab/><text:tab/><text:tab/><text:tab/><text:span text:style-name="T43">one page*/</text:span></text:p>
      <text:p text:style-name="P45"><text:tab/><text:tab/><text:tab/>if (src-&gt;nbPage &gt; 0) {</text:p>
      <text:p text:style-name="P45"><text:tab/><text:tab/><text:tab/><text:tab/>// free the TCP first TCP source</text:p>
      <text:p text:style-name="P45"><text:tab/><text:tab/><text:tab/><text:tab/>srcTCPss_free(src-&gt;srcTCP[0]);</text:p>
      <text:p text:style-name="P45"><text:tab/><text:tab/><text:tab/>}</text:p>
      <text:p text:style-name="P45"/>
      <text:p text:style-name="P45"><text:tab/><text:tab/><text:tab/>/*<text:span text:style-name="T43">Create one single TCP connection in order to send the main object.*/</text:span></text:p>
      <text:p text:style-name="P45"><text:tab/><text:tab/><text:tab/>src-&gt;srcTCP[0] = srcTCPss_create(src-&gt;MTU, src-&gt;RTTmd,</text:p>
      <text:p text:style-name="P45"><text:tab/><text:tab/><text:tab/><text:tab/><text:tab/><text:tab/>src-&gt;initialWindow, src-&gt;destination,</text:p>
      <text:p text:style-name="P45"><text:tab/><text:tab/><text:tab/><text:tab/><text:tab/><text:tab/>src-&gt;destProcessPDU);</text:p>
      <text:p text:style-name="P45"/>
      <text:p text:style-name="P45"/>
      <text:p text:style-name="P45"><text:tab/><text:tab/><text:tab/>/*<text:span text:style-name="T43">Add the event end of transmission of the main object. This event will <text:tab/><text:tab/><text:tab/><text:tab/><text:tab/>redirect us to the function </text:span><text:span text:style-name="T18">srcHTTPSS_EOTMainObject</text:span><text:span text:style-name="T43"> <text:tab/><text:tab/><text:tab/><text:tab/><text:tab/>with arg as argument for this function.*/</text:span></text:p>
      <text:p text:style-name="P45"><text:tab/><text:tab/><text:tab/>srcTCPss_addEOTEvent(src-&gt;srcTCP[0], <text:tab/><text:tab/><text:tab/><text:tab/><text:tab/><text:tab/><text:tab/><text:tab/><text:tab/><text:tab/><text:tab/>event_create(srcHTTPSS_EOTMainObject, src, 0));</text:p>
      <text:p text:style-name="P45"/>
      <text:p text:style-name="P46"><text:tab/><text:tab/><text:tab/>/*<text:span text:style-name="T43">Send the main object trough the TCP connection. Get the size of main <text:tab/><text:tab/><text:tab/><text:tab/><text:tab/>object by using the random generator of </text:span><text:span text:style-name="T18">Sm.*/</text:span></text:p>
      <text:p text:style-name="P46"><text:tab/><text:tab/><text:tab/>double sm = randomGenerator_getNextDouble(src-&gt;Sm);</text:p>
      <text:p text:style-name="P46"><text:tab/><text:tab/><text:tab/>srcTCPss_sendFile(src-&gt;srcTCP[0], sm);</text:p>
      <text:p text:style-name="P45"/>
      <text:p text:style-name="P37"><text:tab/><text:tab/>}</text:p>
      <text:p text:style-name="P66"/>
      <text:p text:style-name="P37"/>
      <text:p text:style-name="P37"/>
      <text:p text:style-name="P37"/>
      <text:p text:style-name="P41"><text:tab/><text:tab/>/*<text:span text:style-name="T44">The TCP source has sent the main object, so we program need to compute <text:tab/><text:tab/><text:tab/>the parsing time, and schedule its end in order to send the embedded <text:tab/><text:tab/><text:tab/><text:tab/>objects.</text:span>*/</text:p>
      <text:p text:style-name="P41"><text:tab/><text:tab/><text:tab/><text:span text:style-name="T9">void srcHTTPSS_addEOTMainObjet (void * arg)</text:span> {</text:p>
      <text:p text:style-name="P41"/>
      <text:p text:style-name="P48"><text:tab/><text:tab/><text:tab/><text:tab/>//<text:span text:style-name="T48">We cast arg on a HTTP object</text:span></text:p>
      <text:p text:style-name="P47"><text:tab/><text:tab/><text:tab/><text:tab/>struct srcHTTPSS_t * src = (struct srcHTTPSS_t *) arg;</text:p>
      <text:p text:style-name="P47"/>
      <text:p text:style-name="P48"><text:tab/><text:tab/><text:tab/><text:tab/>/*<text:span text:style-name="T42">Compute the parsing time of the main object.*/</text:span></text:p>
      <text:p text:style-name="P47"><text:tab/><text:tab/><text:tab/><text:tab/>double tempsParsing = randomGenerator_getNextDouble(src-&gt;Tp);</text:p>
      <text:p text:style-name="P47"/>
      <text:p text:style-name="P49"><text:tab/><text:tab/><text:tab/><text:tab/>/*<text:span text:style-name="T42">Schedule the event end of parsing in order to load the embedded <text:tab/><text:tab/><text:tab/><text:tab/><text:tab/><text:tab/>objects. This event will take us to the function <text:tab/><text:tab/><text:tab/><text:tab/><text:tab/><text:tab/><text:tab/></text:span><text:span text:style-name="T22">srcHTTPSS_sendEmbeddedObjects*/</text:span></text:p>
      <text:p text:style-name="P47"><text:tab/><text:tab/><text:tab/><text:tab/>event_add(srcHTTPSS_sendEmbeddedObjects, src, <text:tab/><text:tab/><text:tab/><text:tab/><text:tab/><text:tab/><text:tab/><text:tab/>motSim_getCurrentTime() + tempsParsing);</text:p>
      <text:p text:style-name="P47"><text:tab/><text:tab/><text:tab/>}</text:p>
      <text:p text:style-name="P68"><text:tab/><text:tab/>/*Send the embedded objects after the parsing time.*/</text:p>
      <text:p text:style-name="P42"><text:tab/><text:tab/><text:tab/><text:span text:style-name="T9">void srcHTTPSS_sendEmbeddedObjects(void * arg)</text:span> {</text:p>
      <text:p text:style-name="P43"><text:tab/><text:tab/><text:tab/><text:tab/></text:p>
      <text:p text:style-name="P51"><text:tab/><text:tab/><text:tab/><text:tab/>//<text:span text:style-name="T49">We cast arg on a HTTP object</text:span></text:p>
      <text:p text:style-name="P51"><text:tab/><text:tab/><text:tab/><text:tab/>struct srcHTTPSS_t * src = (struct srcHTTPSS_t *) arg;</text:p>
      <text:p text:style-name="P51"/>
      <text:p text:style-name="P52"><text:tab/><text:tab/><text:tab/><text:tab/>int i;</text:p>
      <text:p text:style-name="P43"><text:tab/><text:tab/><text:tab/><text:tab/></text:p>
      <text:p text:style-name="P43"><text:tab/><text:tab/><text:tab/><text:tab/>/*<text:span text:style-name="T49">If burst mode (version == 0) we need to free the TCP connections <text:tab/><text:tab/><text:tab/><text:tab/><text:tab/>before creating new ones*/</text:span></text:p>
      <text:p text:style-name="P51"><text:tab/><text:tab/><text:tab/><text:tab/>if (src-&gt;version == 0) {</text:p>
      <text:p text:style-name="P51"><text:tab/><text:tab/><text:tab/><text:tab/><text:tab/>for ( i=0; i &lt; src-&gt;nbTCP; i++) </text:p>
      <text:p text:style-name="P51"><text:tab/><text:tab/><text:tab/><text:tab/><text:tab/>{</text:p>
      <text:p text:style-name="P51"><text:tab/><text:tab/><text:tab/><text:tab/><text:tab/><text:tab/>if (src-&gt;nbPage &gt; 0) {</text:p>
      <text:p text:style-name="P51"><text:tab/><text:tab/><text:tab/><text:tab/><text:tab/><text:tab/><text:tab/>srcTCPss_free(src-&gt;srcTCP[i]);</text:p>
      <text:p text:style-name="P51"><text:tab/><text:tab/><text:tab/><text:tab/><text:tab/><text:tab/>}</text:p>
      <text:p text:style-name="P52"><text:tab/><text:tab/><text:tab/><text:tab/><text:tab/><text:tab/><text:span text:style-name="T42">/*Create the </text:span><text:span text:style-name="T22">nbTCP</text:span><text:span text:style-name="T31"> TCP</text:span><text:span text:style-name="T42"> connections</text:span></text:p>
      <text:p text:style-name="P43"><text:tab/><text:tab/><text:tab/><text:tab/><text:tab/><text:tab/><text:tab/>Warning <text:span text:style-name="T9">nbTCP</text:span> &lt; 4 <text:span text:style-name="T49">according to the model</text:span>*/</text:p>
      <text:p text:style-name="P51"><text:tab/><text:tab/><text:tab/><text:tab/><text:tab/><text:tab/>src-&gt;srcTCP[i] = srcTCPss_create(src-&gt;MTU, src-<text:tab/><text:tab/><text:tab/><text:tab/><text:tab/><text:tab/><text:tab/><text:tab/><text:tab/><text:tab/>&gt;RTTmd, src-&gt;initialWindow, <text:tab/><text:tab/><text:tab/><text:tab/><text:tab/><text:tab/><text:tab/><text:tab/><text:tab/>src-&gt;destination, src-<text:tab/><text:tab/><text:tab/><text:tab/><text:tab/><text:tab/><text:tab/><text:tab/><text:tab/><text:tab/><text:tab/>&gt;destProcessPDU);</text:p>
      <text:p text:style-name="P51"><text:tab/><text:tab/><text:tab/><text:tab/><text:tab/>}</text:p>
      <text:p text:style-name="P51"><text:tab/><text:tab/><text:tab/><text:tab/>}</text:p>
      <text:p text:style-name="P52"><text:tab/><text:tab/><text:tab/><text:tab/>/*<text:span text:style-name="T42">Compute the number of embedded objects </text:span><text:span text:style-name="T22">Nd.*/</text:span></text:p>
      <text:p text:style-name="P51"><text:tab/><text:tab/><text:tab/><text:tab/>int Nd = randomGenerator_TruncParetoGetNext(src-&gt;Nd);</text:p>
      <text:p text:style-name="P51"/>
      <text:p text:style-name="P52"><text:tab/><text:tab/><text:tab/><text:tab/>/*<text:span text:style-name="T49">Compute the essential number of TCP connections which will be <text:tab/><text:tab/><text:tab/><text:tab/><text:tab/>effectivly used.</text:span></text:p>
      <text:p text:style-name="P52"><text:tab/><text:tab/><text:tab/><text:tab/><text:tab/><text:span text:style-name="T49">If we have </text:span><text:span text:style-name="T23">nbTCP &gt;Nd </text:span><text:span text:style-name="T32">, then </text:span><text:span text:style-name="T23">Nd </text:span><text:span text:style-name="T32">TCP will be used,</text:span></text:p>
      <text:p text:style-name="P52"><text:span text:style-name="T32"><text:tab/><text:tab/><text:tab/><text:tab/><text:tab/>otherwise all of them will be used.*/</text:span></text:p>
      <text:p text:style-name="P51"><text:tab/><text:tab/><text:tab/><text:tab/>int fin;</text:p>
      <text:p text:style-name="P51"><text:tab/><text:tab/><text:tab/><text:tab/>if (src-&gt;nbTCP &gt; Nd) {</text:p>
      <text:p text:style-name="P51"><text:tab/><text:tab/><text:tab/><text:tab/>fin = Nd;</text:p>
      <text:p text:style-name="P51"><text:tab/><text:tab/><text:tab/><text:tab/>src-&gt;nbTCPTermine = src-&gt;nbTCPTermine + src-&gt;nbTCP - Nd;</text:p>
      <text:p text:style-name="P51"><text:tab/><text:tab/><text:tab/><text:tab/>} else {</text:p>
      <text:p text:style-name="P51"><text:tab/><text:tab/><text:tab/><text:tab/>fin = src-&gt;nbTCP;</text:p>
      <text:p text:style-name="P51"><text:tab/><text:tab/><text:tab/><text:tab/>}</text:p>
      <text:p text:style-name="P51"/>
      <text:p text:style-name="P52"><text:tab/><text:tab/><text:tab/><text:tab/>/*<text:span text:style-name="T42">Send the </text:span><text:span text:style-name="T22">Nd </text:span><text:span text:style-name="T31">embedded object</text:span><text:span text:style-name="T30">s on the </text:span><text:span text:style-name="T19">nbTCP </text:span><text:span text:style-name="T30">TCP connections.*/</text:span></text:p>
      <text:p text:style-name="P51"><text:tab/><text:tab/><text:tab/><text:tab/>for (i = 0; i&lt;Nd; i++) </text:p>
      <text:p text:style-name="P51"><text:tab/><text:tab/><text:tab/><text:tab/>{</text:p>
      <text:p text:style-name="P51"><text:tab/><text:tab/><text:tab/><text:tab/><text:tab/>//<text:span text:style-name="T49">Compute the size of an embedded object</text:span></text:p>
      <text:p text:style-name="P51"><text:tab/><text:tab/><text:tab/><text:tab/><text:tab/>double s = randomGenerator_getNextDouble(src-&gt;Se);</text:p>
      <text:p text:style-name="P51"><text:tab/><text:tab/><text:tab/><text:tab/><text:tab/>int sizeEbOb = (int) s;</text:p>
      <text:p text:style-name="P51"><text:tab/><text:tab/><text:tab/><text:tab/><text:tab/>/*<text:span text:style-name="T49">We send the i-th embedded object on the </text:span><text:span text:style-name="T23">i modulo nbTCP <text:tab/><text:tab/><text:tab/><text:tab/><text:tab/><text:tab/>th </text:span><text:span text:style-name="T32">TCP connection.</text:span></text:p>
      <text:p text:style-name="P51"><text:tab/><text:tab/><text:tab/><text:tab/><text:tab/><text:span text:style-name="T49">For example if we have 3 TCP connections and 5 embedded <text:tab/><text:tab/><text:tab/><text:tab/><text:tab/>objects, we send the first embedded object on the first TCP <text:tab/><text:tab/><text:tab/><text:tab/><text:tab/>connection, the second object on the second TCP connection. <text:tab/><text:tab/><text:tab/><text:tab/><text:tab/>The third object on the third TCP connection. The fourth object <text:tab/><text:tab/><text:tab/><text:tab/><text:tab/>on the first TCP connection and the fith object on the second </text:span><text:soft-page-break/><text:span text:style-name="T49"><text:tab/><text:tab/><text:tab/><text:tab/><text:tab/>TCP connection.</text:span>*/</text:p>
      <text:p text:style-name="P51"><text:tab/><text:tab/><text:tab/><text:tab/><text:tab/>srcTCPss_sendFile(src-&gt;srcTCP[i%(src-&gt;nbTCP)], s);</text:p>
      <text:p text:style-name="P51"><text:tab/><text:tab/><text:tab/><text:tab/>}</text:p>
      <text:p text:style-name="P51"/>
      <text:p text:style-name="P52"><text:tab/><text:tab/><text:tab/><text:tab/>/*<text:span text:style-name="T45">Schedule the event end of transmission of the embedded objects. <text:s/><text:tab/><text:tab/><text:tab/><text:tab/><text:tab/><text:tab/>This event will take us to this function <text:tab/><text:tab/><text:tab/><text:tab/><text:tab/><text:tab/><text:tab/><text:tab/></text:span><text:span text:style-name="T24">srcHTTPSS_EOTEmbeddedObjects*/</text:span></text:p>
      <text:p text:style-name="P51"><text:tab/><text:tab/><text:tab/><text:tab/>for (i = 0; i&lt;fin; i++) {</text:p>
      <text:p text:style-name="P51"><text:tab/><text:tab/><text:tab/><text:tab/><text:tab/>//<text:span text:style-name="T49">Launch the end of transmission of a single TCP connection</text:span></text:p>
      <text:p text:style-name="P51"><text:tab/><text:tab/><text:tab/><text:tab/>srcTCPss_addEOTEvent(src-&gt;srcTCP[i], <text:tab/><text:tab/><text:tab/><text:tab/><text:tab/><text:tab/><text:tab/><text:tab/><text:tab/> <text:s text:c="6"/>event_create(srcHTTPSS_EOTEmbeddedObjects, src, 0));<text:tab/><text:tab/><text:tab/><text:tab/><text:tab/>// !!! <text:span text:style-name="T50">If sendFile of TCP has already finished, we will wake him <text:tab/><text:tab/><text:tab/><text:tab/><text:tab/>up in order the event can be scheduled.</text:span></text:p>
      <text:p text:style-name="P51"><text:tab/><text:tab/><text:tab/><text:tab/><text:tab/>srcTCPss_wakeUp(src-&gt;srcTCP[i]);</text:p>
      <text:p text:style-name="P51"><text:tab/><text:tab/><text:tab/><text:tab/>}</text:p>
      <text:p text:style-name="P51"><text:tab/><text:tab/><text:tab/>}</text:p>
      <text:p text:style-name="P69"><text:tab/><text:tab/><text:span text:style-name="T39">/*</text:span><text:span text:style-name="T40">The TCP sources have sent the embedded objects. We need then to schedule <text:tab/><text:tab/><text:tab/>the end of the reading, and if needed to load a new page after this event.</text:span><text:span text:style-name="T39">*/</text:span></text:p>
      <text:p text:style-name="P44"/>
      <text:p text:style-name="P54"><text:span text:style-name="T42"><text:tab/><text:tab/><text:tab/></text:span><text:span text:style-name="T22">void srcHTTPSS_EOTEmbbededObjects(</text:span><text:span text:style-name="T20">void *</text:span><text:span text:style-name="T22"> arg)</text:span><text:span text:style-name="T42"> {</text:span></text:p>
      <text:p text:style-name="P54"><text:tab/><text:tab/><text:tab/><text:tab/></text:p>
      <text:p text:style-name="P55"><text:tab/><text:tab/><text:tab/><text:tab/>/*<text:span text:style-name="T47">A TCP connection has ended to send his embedded objects, so we <text:tab/><text:tab/><text:tab/><text:tab/>update the number of TCP connection having finished*/</text:span></text:p>
      <text:p text:style-name="P55"><text:tab/><text:tab/><text:tab/><text:tab/>src-&gt;nbTCPTermine++;</text:p>
      <text:p text:style-name="P55"/>
      <text:p text:style-name="P55"><text:tab/><text:tab/><text:tab/><text:tab/>/*<text:span text:style-name="T47">If all the TCP connection used have finished their transmission of <text:tab/><text:tab/><text:tab/><text:tab/><text:tab/>embedded objects*/</text:span></text:p>
      <text:p text:style-name="P55"><text:tab/><text:tab/><text:tab/><text:tab/>if (src-&gt;nbTCPTermine == src-&gt;nbTCP) {</text:p>
      <text:p text:style-name="P55"><text:tab/><text:tab/><text:tab/><text:tab/><text:tab/>/*<text:span text:style-name="T47">Update the number of page read*/</text:span></text:p>
      <text:p text:style-name="P55"><text:tab/><text:tab/><text:tab/><text:tab/><text:tab/>src-&gt;nbPage++;</text:p>
      <text:p text:style-name="P55"/>
      <text:p text:style-name="P55"><text:tab/><text:tab/><text:tab/><text:tab/><text:tab/>/*<text:span text:style-name="T47">Compute the time of reading of the page </text:span><text:span text:style-name="T21">Dpc*/</text:span></text:p>
      <text:p text:style-name="P55"><text:tab/><text:tab/><text:tab/><text:tab/><text:tab/>double tempsReading = randomGenerator_getNextDouble(src-<text:tab/><text:tab/><text:tab/><text:tab/><text:tab/><text:tab/><text:tab/><text:tab/><text:tab/>&gt;Dpc);</text:p>
      <text:p text:style-name="P55"/>
      <text:p text:style-name="P55"><text:tab/><text:tab/><text:tab/><text:tab/>/*<text:span text:style-name="T47">Schedule the event end of reading, and we will read a new <text:tab/><text:tab/><text:tab/><text:tab/><text:tab/><text:tab/>page if needed. Which in this later case it will take us to <text:tab/><text:tab/><text:tab/><text:tab/><text:tab/><text:tab/>the function </text:span><text:span text:style-name="T21">srcHTTPSS_sendEmbeddedObjects*/</text:span></text:p>
      <text:p text:style-name="P55"><text:tab/><text:tab/><text:tab/><text:tab/>if (src-&gt;nbPage &lt; src-&gt;nbPageMax) {</text:p>
      <text:p text:style-name="P55"><text:tab/><text:tab/><text:tab/><text:tab/><text:tab/>event_add(srcHTTPSS_sessionStart, src, <text:tab/><text:tab/><text:tab/><text:tab/><text:tab/><text:tab/><text:tab/><text:tab/><text:tab/><text:tab/>motSim_getCurrentTime()+ tempsReading);</text:p>
      <text:p text:style-name="P55"><text:tab/><text:tab/><text:tab/><text:tab/>}</text:p>
      <text:p text:style-name="P55"><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1:15:01.474552879</meta:creation-date>
    <meta:editing-duration>PT1H55M42S</meta:editing-duration>
    <meta:editing-cycles>24</meta:editing-cycles>
    <meta:generator>LibreOffice/4.3.3.2$Linux_X86_64 LibreOffice_project/430m0$Build-2</meta:generator>
    <dc:date>2015-03-11T04:25:58.947358726</dc:date>
    <meta:document-statistic meta:table-count="0" meta:image-count="0" meta:object-count="0" meta:page-count="11" meta:paragraph-count="259" meta:word-count="2410" meta:character-count="15819" meta:non-whitespace-character-count="12642"/>
  </office:meta>
</office:document-meta>
</file>